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color="#ffffff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3cm" svg:x="0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0.4cm" svg:y="4.3cm">
          <text:p/>
          <draw:enhanced-geometry svg:viewBox="0 0 21600 21600" draw:type="rectangle" draw:enhanced-path="M 0 0 L 21600 0 21600 21600 0 21600 0 0 Z N"/>
        </draw:custom-shape>
        <draw:polyline draw:style-name="gr3" draw:text-style-name="P1" draw:layer="layout" svg:width="4.599cm" svg:height="1.299cm" svg:x="0.5cm" svg:y="4cm" svg:viewBox="0 0 4600 1300" draw:points="0,0 4600,0 4600,1300">
          <text:p/>
        </draw:polyline>
        <draw:custom-shape draw:style-name="gr1" draw:text-style-name="P1" draw:layer="layout" svg:width="2.4cm" svg:height="1.7cm" svg:x="11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11.4cm" svg:y="3.9cm">
          <text:p/>
          <draw:enhanced-geometry svg:viewBox="0 0 21600 21600" draw:type="rectangle" draw:enhanced-path="M 0 0 L 21600 0 21600 21600 0 21600 0 0 Z N"/>
        </draw:custom-shape>
        <draw:polyline draw:style-name="gr3" draw:text-style-name="P1" draw:layer="layout" svg:width="1.699cm" svg:height="2.399cm" draw:transform="rotate (1.5707963267946) translate (11.1cm 5.30000000000499cm)" svg:viewBox="0 0 1700 2400" draw:points="0,22200 1700,22200 1700,24600 0,24600">
          <text:p/>
        </draw:polyline>
        <draw:line draw:style-name="gr4" draw:text-style-name="P1" draw:layer="layout" svg:x1="0.1cm" svg:y1="4cm" svg:x2="14.9cm" svg:y2="4cm">
          <text:p/>
        </draw:line>
        <draw:line draw:style-name="gr5" draw:text-style-name="P1" draw:layer="layout" svg:x1="0.9cm" svg:y1="3cm" svg:x2="11.1cm" svg:y2="4.6cm">
          <text:p/>
        </draw:line>
        <draw:line draw:style-name="gr5" draw:text-style-name="P1" draw:layer="layout" svg:x1="0.9cm" svg:y1="3cm" svg:x2="11.1cm" svg:y2="4.1cm">
          <text:p/>
        </draw:line>
        <draw:line draw:style-name="gr4" draw:text-style-name="P1" draw:layer="layout" svg:x1="5.8cm" svg:y1="2.9cm" svg:x2="5.8cm" svg:y2="5.3cm">
          <text:p/>
        </draw:line>
        <draw:line draw:style-name="gr4" draw:text-style-name="P1" draw:layer="layout" svg:x1="7.3cm" svg:y1="2.9cm" svg:x2="7.3cm" svg:y2="5.3cm">
          <text:p/>
        </draw:line>
        <draw:line draw:style-name="gr4" draw:text-style-name="P1" draw:layer="layout" svg:x1="10.1cm" svg:y1="2.9cm" svg:x2="10.1cm" svg:y2="5.3cm">
          <text:p/>
        </draw:line>
        <draw:line draw:style-name="gr4" draw:text-style-name="P1" draw:layer="layout" svg:x1="0.1cm" svg:y1="3.2cm" svg:x2="14.9cm" svg:y2="3.2cm">
          <text:p/>
        </draw:line>
        <draw:custom-shape draw:style-name="gr6" draw:text-style-name="P1" draw:layer="layout" svg:width="0.2cm" svg:height="0.2cm" svg:x="1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5.7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7.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0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9cm" svg:y1="3cm" svg:x2="11.1cm" svg:y2="5.1cm">
          <text:p/>
        </draw:line>
        <draw:custom-shape draw:style-name="gr7" draw:text-style-name="P1" draw:layer="layout" svg:width="0.2cm" svg:height="0.2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875cm" svg:height="0.535cm" svg:x="13.8cm" svg:y="3.565cm">
          <draw:text-box>
            <text:p><text:span text:style-name="T1">z=0</text:span></text:p>
          </draw:text-box>
        </draw:frame>
        <draw:frame draw:style-name="gr8" draw:text-style-name="P2" draw:layer="layout" svg:width="1.319cm" svg:height="0.535cm" svg:x="13.801cm" svg:y="2.766cm">
          <draw:text-box>
            <text:p><text:span text:style-name="T1">z=10cm</text:span></text:p>
          </draw:text-box>
        </draw:frame>
        <draw:frame draw:style-name="gr8" draw:text-style-name="P2" draw:layer="layout" svg:width="1.196cm" svg:height="0.535cm" svg:x="1.5cm" svg:y="2.065cm">
          <draw:text-box>
            <text:p><text:span text:style-name="T1">sensor</text:span></text:p>
          </draw:text-box>
        </draw:frame>
        <draw:polyline draw:style-name="gr9" draw:text-style-name="P1" draw:layer="layout" svg:width="-1.499cm" svg:height="-0.399cm" svg:x="2.5cm" svg:y="2.9cm" svg:viewBox="0 0 -1500 -400" draw:points="0,-5400 900,-5400 1500,-5800">
          <text:p/>
        </draw:polyline>
        <draw:frame draw:style-name="gr8" draw:text-style-name="P2" draw:layer="layout" svg:width="6.606cm" svg:height="0.535cm" svg:x="2.267cm" svg:y="1.065cm">
          <draw:text-box>
            <text:p><text:span text:style-name="T1">współrzędne przecięcia promieni z płaszczyzną podłoża</text:span></text:p>
          </draw:text-box>
        </draw:frame>
        <draw:polyline draw:style-name="gr9" draw:text-style-name="P1" draw:layer="layout" svg:width="7.599cm" svg:height="1.299cm" svg:x="2.5cm" svg:y="1.5cm" svg:viewBox="0 0 7600 1300" draw:points="0,0 6300,0 7600,1300">
          <text:p/>
        </draw:polyline>
        <draw:line draw:style-name="gr5" draw:text-style-name="P1" draw:layer="layout" svg:x1="5.8cm" svg:y1="2.8cm" svg:x2="4.5cm" svg:y2="1.5cm">
          <text:p/>
        </draw:line>
        <draw:line draw:style-name="gr5" draw:text-style-name="P1" draw:layer="layout" svg:x1="7.3cm" svg:y1="2.8cm" svg:x2="6cm" svg:y2="1.5cm">
          <text:p/>
        </draw:line>
        <draw:custom-shape draw:style-name="gr6" draw:text-style-name="P1" draw:layer="layout" svg:width="0.2cm" svg:height="0.2cm" svg:x="9.6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9.6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5.116cm" svg:height="0.535cm" svg:x="9.7cm" svg:y="0.536cm">
          <draw:text-box>
            <text:p><text:span text:style-name="T1">punkt rzeczywisty odczytany przez sensor</text:span></text:p>
          </draw:text-box>
        </draw:frame>
        <draw:frame draw:style-name="gr8" draw:text-style-name="P2" draw:layer="layout" svg:width="4.037cm" svg:height="0.535cm" svg:x="9.7cm" svg:y="0.937cm">
          <draw:text-box>
            <text:p><text:span text:style-name="T1">punkt wygenerowany przez filtr</text:span></text:p>
          </draw:text-box>
        </draw:frame>
        <draw:custom-shape draw:style-name="gr10" draw:text-style-name="P1" draw:layer="layout" svg:width="0.2cm" svg:height="0.2cm" svg:x="0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25T12:34:45</meta:creation-date>
    <dc:date>2011-08-25T13:32:39</dc:date>
    <dc:creator>Maciej Stefanczyk</dc:creator>
    <meta:editing-duration>PT00H12M03S</meta:editing-duration>
    <meta:editing-cycles>2</meta:editing-cycles>
    <meta:generator>OpenOffice.org/3.2$Unix OpenOffice.org_project/320m12$Build-9483</meta:generator>
    <meta:document-statistic meta:object-count="36"/>
  </office:meta>
</office:document-meta>
</file>